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F Pro Display', Roboto, Noto, Arial, 'PingFang SC',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39f9" officeooo:paragraph-rsid="001d39f9"/>
    </style:style>
    <style:style style:name="P2" style:family="paragraph" style:parent-style-name="Text_20_body">
      <style:paragraph-properties fo:margin-left="0in" fo:margin-right="0in" fo:margin-top="0in" fo:margin-bottom="0in" loext:contextual-spacing="false" fo:text-indent="0in" style:auto-text-indent="false"/>
    </style:style>
    <style:style style:name="P3" style:family="paragraph" style:parent-style-name="Text_20_body">
      <style:paragraph-properties fo:margin-left="0in" fo:margin-right="0.1457in" fo:margin-top="0in" fo:margin-bottom="0in" loext:contextual-spacing="false" fo:text-indent="0in" style:auto-text-indent="false"/>
    </style:style>
    <style:style style:name="P4" style:family="paragraph" style:parent-style-name="Text_20_body" style:list-style-name="L1">
      <style:paragraph-properties fo:margin-left="0.4165in" fo:margin-right="0in" fo:margin-top="0in" fo:margin-bottom="0in" loext:contextual-spacing="false" style:line-height-at-least="0.1874in"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0000" style:font-name="Microsoft YaHei" fo:font-size="12pt" fo:letter-spacing="normal" fo:font-style="normal" fo:font-weight="normal" fo:background-color="#e7e5dc" loext:padding="0in" loext:border="none"/>
    </style:style>
    <style:style style:name="P5" style:family="paragraph" style:parent-style-name="Text_20_body" style:list-style-name="L1">
      <style:paragraph-properties fo:margin-left="0.4165in" fo:margin-right="0in" fo:margin-top="0in" fo:margin-bottom="0in" loext:contextual-spacing="false" style:line-height-at-least="0.1874in"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0000" fo:letter-spacing="normal" fo:background-color="#e7e5dc" loext:padding="0in" loext:border="none"/>
    </style:style>
    <style:style style:name="P6" style:family="paragraph" style:parent-style-name="Text_20_body" style:list-style-name="L1">
      <style:paragraph-properties fo:margin-left="0.4165in" fo:margin-right="0in" fo:margin-top="0in" fo:margin-bottom="0in" loext:contextual-spacing="false" style:line-height-at-least="0.1874in"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0000" fo:letter-spacing="normal" fo:background-color="#e7e5dc" loext:padding="0in" loext:border="none"/>
    </style:style>
    <style:style style:name="P7" style:family="paragraph" style:parent-style-name="Text_20_body" style:list-style-name="L1">
      <style:paragraph-properties fo:margin-left="0.4165in" fo:margin-right="0in" fo:margin-top="0in" fo:margin-bottom="0in" loext:contextual-spacing="false" style:line-height-at-least="0.1874in" fo:text-align="start" style:justify-single-word="false" fo:orphans="2" fo:widows="2" fo:text-indent="0in" style:auto-text-indent="false" fo:padding-left="0.1043in" fo:padding-right="0in" fo:padding-top="0in" fo:padding-bottom="0in" fo:border-left="2.24pt solid #6ce26c" fo:border-right="none" fo:border-top="none" fo:border-bottom="none"/>
      <style:text-properties fo:font-variant="normal" fo:text-transform="none" fo:color="#000000" style:font-name="Microsoft YaHei" fo:font-size="12pt" fo:letter-spacing="normal" fo:font-style="normal" fo:font-weight="normal" fo:background-color="#e7e5dc" loext:padding="0in" loext:border="none"/>
    </style:style>
    <style:style style:name="P8" style:family="paragraph" style:parent-style-name="Heading_20_1">
      <style:text-properties fo:background-color="#ffffff" loext:padding="0in" loext:border="none"/>
    </style:style>
    <style:style style:name="T1" style:family="text">
      <style:text-properties style:font-name="Microsoft YaHei" fo:font-size="18pt"/>
    </style:style>
    <style:style style:name="T2" style:family="text">
      <style:text-properties style:font-name="Microsoft YaHei" fo:font-size="12pt" fo:font-style="normal" fo:font-weight="normal"/>
    </style:style>
    <style:style style:name="T3" style:family="text">
      <style:text-properties style:font-name-asian="Microsoft YaHei" style:font-size-asian="18pt"/>
    </style:style>
    <style:style style:name="T4" style:family="text">
      <style:text-properties style:font-name-asian="Microsoft YaHei" style:font-size-asian="12pt" style:font-style-asian="normal" style:font-weight-asian="normal"/>
    </style:style>
    <style:style style:name="T5" style:family="text">
      <style:text-properties fo:color="#858585" style:font-name="Microsoft YaHei" fo:background-color="#ffffff" loext:char-shading-value="0" loext:padding="0in" loext:border="none"/>
    </style:style>
    <style:style style:name="T6" style:family="text">
      <style:text-properties fo:color="#858585" fo:background-color="#ffffff" loext:char-shading-value="0" style:font-name-asian="Microsoft YaHei" loext:padding="0in" loext:border="none"/>
    </style:style>
    <style:style style:name="T7" style:family="text">
      <style:text-properties fo:color="#858585" fo:background-color="#ffffff" loext:char-shading-value="0" loext:padding="0in" loext:border="none"/>
    </style:style>
    <style:style style:name="T8" style:family="text">
      <style:text-properties fo:color="#78a5f1" style:text-line-through-style="none" style:text-line-through-type="none" style:text-underline-style="none" style:text-blinking="false" fo:background-color="#ffffff" loext:char-shading-value="0" style:font-name-asian="Microsoft YaHei" loext:padding="0in" loext:border="none"/>
    </style:style>
    <style:style style:name="T9" style:family="text">
      <style:text-properties fo:color="#008200"/>
    </style:style>
    <style:style style:name="T10" style:family="text">
      <style:text-properties fo:color="#008200" style:font-name="Microsoft YaHei" fo:font-size="12pt" fo:font-style="normal" fo:font-weight="normal"/>
    </style:style>
    <style:style style:name="T11" style:family="text">
      <style:text-properties fo:color="#008200" style:font-name-asian="Microsoft YaHei" style:font-size-asian="12pt" style:font-style-asian="normal" style:font-weight-asian="normal"/>
    </style:style>
    <style:style style:name="T12" style:family="text">
      <style:text-properties fo:color="#006699" fo:font-size="10.5pt" fo:font-weight="bold"/>
    </style:style>
    <style:style style:name="T13" style:family="text">
      <style:text-properties fo:color="#006699" style:font-name="Microsoft YaHei" fo:font-size="10.5pt" fo:font-style="normal" fo:font-weight="bold"/>
    </style:style>
    <style:style style:name="T14" style:family="text">
      <style:text-properties fo:color="#2e8b57" style:font-name="Microsoft YaHei" fo:font-size="12pt" fo:font-style="normal" fo:font-weight="bol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ext:span text:style-name="T1">linux</text:span><text:span text:style-name="T3">中</text:span><text:span text:style-name="T1">file_operations</text:span><text:span text:style-name="T3">结构体</text:span></text:h>
      <text:p text:style-name="P3"><text:span text:style-name="T5">2017</text:span><text:span text:style-name="T6">年</text:span><text:span text:style-name="T5">12</text:span><text:span text:style-name="T6">月</text:span><text:span text:style-name="T5">01</text:span><text:span text:style-name="T6">日 </text:span><text:span text:style-name="T5">11:31:20</text:span><text:span text:style-name="T7"> </text:span><text:a xlink:type="simple" xlink:href="https://me.csdn.net/sehanlingfeng" office:target-frame-name="_blank" xlink:show="new" text:style-name="Internet_20_link" text:visited-style-name="Visited_20_Internet_20_Link"><text:span text:style-name="T8">瑟寒凌风</text:span></text:a><text:span text:style-name="T7"> </text:span><text:span text:style-name="T6">阅读数 </text:span><text:span text:style-name="T5">315</text:span></text:p>
      <text:section text:style-name="Sect1" text:name="article_content">
        <text:p text:style-name="P2"/>
        <text:section text:style-name="Sect1" text:name="content_views">
          <text:list xml:id="list5266732213854673709" text:style-name="L1">
            <text:list-item>
              <text:p text:style-name="P4"><text:span text:style-name="T9">/**</text:span> </text:p>
            </text:list-item>
            <text:list-item>
              <text:p text:style-name="P5"><text:span text:style-name="T9"> </text:span><text:span text:style-name="T10">* author:hasen</text:span><text:span text:style-name="T2"> </text:span></text:p>
            </text:list-item>
            <text:list-item>
              <text:p text:style-name="P5"><text:span text:style-name="T9"> </text:span><text:span text:style-name="T10">* </text:span><text:span text:style-name="T11">参考：《</text:span><text:span text:style-name="T10">linux</text:span><text:span text:style-name="T11">设备驱动开发详解》和</text:span><text:span text:style-name="T10">sunsea1026</text:span><text:span text:style-name="T11">的</text:span><text:span text:style-name="T10">CSDN</text:span><text:span text:style-name="T11">博客</text:span><text:span text:style-name="T4"> </text:span></text:p>
            </text:list-item>
            <text:list-item>
              <text:p text:style-name="P5"><text:span text:style-name="T9"> </text:span><text:span text:style-name="T10">* </text:span><text:span text:style-name="T11">作用：方便自己参考查阅</text:span><text:span text:style-name="T4"> </text:span></text:p>
            </text:list-item>
            <text:list-item>
              <text:p text:style-name="P5"><text:span text:style-name="T9"> </text:span><text:span text:style-name="T10">*/</text:span><text:span text:style-name="T2">  </text:span></text:p>
            </text:list-item>
            <text:list-item>
              <text:p text:style-name="P4"><text:span text:style-name="T12">struct</text:span> file_operations{  </text:p>
            </text:list-item>
            <text:list-item>
              <text:p text:style-name="P5">    <text:span text:style-name="T13">struct</text:span><text:span text:style-name="T2"> module *owner  </text:span></text:p>
            </text:list-item>
            <text:list-item>
              <text:p text:style-name="P5">    <text:span text:style-name="T10">//</text:span><text:span text:style-name="T11">第一个 </text:span><text:span text:style-name="T10">file_operations </text:span><text:span text:style-name="T11">成员根本不是一个操作</text:span><text:span text:style-name="T10">; </text:span><text:span text:style-name="T11">它是一个指向拥有这个结构的模块的指针</text:span><text:span text:style-name="T10">. </text:span><text:span text:style-name="T11">这个成员用来在它的操作还在被使用时阻止模块被卸载</text:span><text:span text:style-name="T10">. </text:span><text:span text:style-name="T11">几乎所有时间中</text:span><text:span text:style-name="T10">, </text:span><text:span text:style-name="T11">它被简单初始化为 </text:span><text:span text:style-name="T10">THIS_MODULE, </text:span><text:span text:style-name="T11">一个在 </text:span><text:span text:style-name="T10">&lt;linux/module.h&gt; </text:span><text:span text:style-name="T11">中定义的宏</text:span><text:span text:style-name="T10">.</text:span><text:span text:style-name="T2">  </text:span></text:p>
            </text:list-item>
            <text:list-item>
              <text:p text:style-name="P5">  </text:p>
            </text:list-item>
            <text:list-item>
              <text:p text:style-name="P5">    <text:span text:style-name="T2">loff_t (*llseek) (</text:span><text:span text:style-name="T13">struct</text:span><text:span text:style-name="T2"> file *, loff_t, </text:span><text:span text:style-name="T14">int</text:span><text:span text:style-name="T2">);  </text:span></text:p>
            </text:list-item>
            <text:list-item>
              <text:p text:style-name="P5">    <text:span text:style-name="T10">//llseek </text:span><text:span text:style-name="T11">方法用作改变文件中的当前读</text:span><text:span text:style-name="T10">/</text:span><text:span text:style-name="T11">写位置</text:span><text:span text:style-name="T10">, </text:span><text:span text:style-name="T11">并且新位置作为</text:span><text:span text:style-name="T10">(</text:span><text:span text:style-name="T11">正的</text:span><text:span text:style-name="T10">)</text:span><text:span text:style-name="T11">返回值</text:span><text:span text:style-name="T10">. loff_t </text:span><text:span text:style-name="T11">参数是一个</text:span><text:span text:style-name="T10">"long offset", </text:span><text:span text:style-name="T11">并且就算在 </text:span><text:span text:style-name="T10">32</text:span><text:span text:style-name="T11">位平台上也至少 </text:span><text:span text:style-name="T10">64 </text:span><text:span text:style-name="T11">位宽</text:span><text:span text:style-name="T10">. </text:span><text:span text:style-name="T11">错误由一个负返回值指示</text:span><text:span text:style-name="T10">. </text:span><text:span text:style-name="T11">如果这个函数指针是 </text:span><text:span text:style-name="T10">NULL, seek </text:span><text:span text:style-name="T11">调用会以潜在地无法预知的方式修改 </text:span><text:span text:style-name="T10">file </text:span><text:span text:style-name="T11">结构中的位置计数器</text:span><text:span text:style-name="T10">( </text:span><text:span text:style-name="T11">在</text:span><text:span text:style-name="T10">"file </text:span><text:span text:style-name="T11">结构</text:span><text:span text:style-name="T10">" </text:span><text:span text:style-name="T11">一节中描述</text:span><text:span text:style-name="T10">).</text:span><text:span text:style-name="T2">  </text:span></text:p>
            </text:list-item>
            <text:list-item>
              <text:p text:style-name="P5">  </text:p>
            </text:list-item>
            <text:list-item>
              <text:p text:style-name="P5">    <text:span text:style-name="T2">ssize_t (*read) (</text:span><text:span text:style-name="T13">struct</text:span><text:span text:style-name="T2"> file *, </text:span><text:span text:style-name="T14">char</text:span><text:span text:style-name="T2"> __user *, </text:span><text:span text:style-name="T14">size_t</text:span><text:span text:style-name="T2">, loff_t *);  </text:span></text:p>
            </text:list-item>
            <text:list-item>
              <text:p text:style-name="P5">    <text:span text:style-name="T10">//</text:span><text:span text:style-name="T11">用来从设备中获取数据</text:span><text:span text:style-name="T10">. </text:span><text:span text:style-name="T11">在这个位置的一个空指针导致 </text:span><text:span text:style-name="T10">read </text:span><text:span text:style-name="T11">系统调用以 </text:span><text:span text:style-name="T10">-EINVAL("Invalid argument") </text:span><text:span text:style-name="T11">失败</text:span><text:span text:style-name="T10">. </text:span><text:span text:style-name="T11">一个非负返回值代表了成功读取的字节数</text:span><text:span text:style-name="T10">( </text:span><text:span text:style-name="T11">返回值是一个 </text:span><text:span text:style-name="T10">"signed size" </text:span><text:span text:style-name="T11">类型</text:span><text:span text:style-name="T10">, </text:span><text:span text:style-name="T11">常常是目标平台本地的整数类型</text:span><text:span text:style-name="T10">).</text:span><text:span text:style-name="T2">  </text:span></text:p>
            </text:list-item>
            <text:list-item>
              <text:p text:style-name="P5">  </text:p>
            </text:list-item>
            <text:list-item>
              <text:p text:style-name="P5">    <text:span text:style-name="T2">ssize_t (*aio_read)(</text:span><text:span text:style-name="T13">struct</text:span><text:span text:style-name="T2"> kiocb *, </text:span><text:span text:style-name="T14">char</text:span><text:span text:style-name="T2"> __user *, </text:span><text:span text:style-name="T14">size_t</text:span><text:span text:style-name="T2">, loff_t);  </text:span></text:p>
            </text:list-item>
            <text:list-item>
              <text:p text:style-name="P5">    <text:span text:style-name="T10">//</text:span><text:span text:style-name="T11">初始化一个异步读 </text:span><text:span text:style-name="T10">-- </text:span><text:span text:style-name="T11">可能在函数返回前不结束的读操作</text:span><text:span text:style-name="T10">. </text:span><text:span text:style-name="T11">如果这个方法是 </text:span><text:span text:style-name="T10">NULL, </text:span><text:span text:style-name="T11">所有的操作会由 </text:span><text:span text:style-name="T10">read </text:span><text:span text:style-name="T11">代替进行</text:span><text:span text:style-name="T10">(</text:span><text:span text:style-name="T11">同步地</text:span><text:span text:style-name="T10">).</text:span><text:span text:style-name="T2">  </text:span></text:p>
            </text:list-item>
            <text:list-item>
              <text:p text:style-name="P5">  </text:p>
            </text:list-item>
            <text:list-item>
              <text:p text:style-name="P5">    <text:span text:style-name="T2">ssize_t (*write) (</text:span><text:span text:style-name="T13">struct</text:span><text:span text:style-name="T2"> file *, </text:span><text:span text:style-name="T13">const</text:span><text:span text:style-name="T2"> </text:span><text:span text:style-name="T14">char</text:span><text:span text:style-name="T2"> __user *, </text:span><text:span text:style-name="T14">size_t</text:span><text:span text:style-name="T2">, loff_t *);  </text:span></text:p>
            </text:list-item>
            <text:list-item>
              <text:p text:style-name="P5">    <text:span text:style-name="T10">//</text:span><text:span text:style-name="T11">发送数据给设备</text:span><text:span text:style-name="T10">. </text:span><text:span text:style-name="T11">如果 </text:span><text:span text:style-name="T10">NULL, -EINVAL </text:span><text:span text:style-name="T11">返回给调用 </text:span><text:span text:style-name="T10">write </text:span><text:span text:style-name="T11">系统调用的程序</text:span><text:span text:style-name="T10">. </text:span><text:span text:style-name="T11">如果非负</text:span><text:span text:style-name="T10">, </text:span><text:span text:style-name="T11">返回值代表成功写的字节数</text:span><text:span text:style-name="T10">.</text:span><text:span text:style-name="T2">  </text:span></text:p>
            </text:list-item>
            <text:list-item>
              <text:p text:style-name="P5">  </text:p>
            </text:list-item>
            <text:list-item>
              <text:p text:style-name="P5">    <text:span text:style-name="T2">ssize_t (*aio_write)(</text:span><text:span text:style-name="T13">struct</text:span><text:span text:style-name="T2"> kiocb *, </text:span><text:span text:style-name="T13">const</text:span><text:span text:style-name="T2"> </text:span><text:span text:style-name="T14">char</text:span><text:span text:style-name="T2"> __user *, </text:span><text:span text:style-name="T14">size_t</text:span><text:span text:style-name="T2">, loff_t *);  </text:span></text:p>
            </text:list-item>
            <text:list-item>
              <text:p text:style-name="P5">    <text:span text:style-name="T10">//</text:span><text:span text:style-name="T11">初始化设备上的一个异步写</text:span><text:span text:style-name="T10">.</text:span><text:span text:style-name="T2">  </text:span></text:p>
            </text:list-item>
            <text:list-item>
              <text:p text:style-name="P5">  </text:p>
            </text:list-item>
            <text:list-item>
              <text:p text:style-name="P5">    <text:span text:style-name="T14">int</text:span><text:span text:style-name="T2"> (*readdir) (</text:span><text:span text:style-name="T13">struct</text:span><text:span text:style-name="T2"> file *, </text:span><text:span text:style-name="T13">void</text:span><text:span text:style-name="T2"> *, filldir_t);  </text:span></text:p>
            </text:list-item>
            <text:list-item>
              <text:p text:style-name="P5">    <text:span text:style-name="T10">//</text:span><text:span text:style-name="T11">对于设备文件这个成员应当为 </text:span><text:span text:style-name="T10">NULL; </text:span><text:span text:style-name="T11">它用来读取目录</text:span><text:span text:style-name="T10">, </text:span><text:span text:style-name="T11">并且仅对文件系统有用</text:span><text:span text:style-name="T10">.</text:span><text:span text:style-name="T2">  </text:span></text:p>
            </text:list-item>
            <text:list-item>
              <text:p text:style-name="P5">  </text:p>
            </text:list-item>
            <text:list-item>
              <text:p text:style-name="P5">    <text:span text:style-name="T2">unsigned </text:span><text:span text:style-name="T14">int</text:span><text:span text:style-name="T2"> (*poll) (</text:span><text:span text:style-name="T13">struct</text:span><text:span text:style-name="T2"> file *, </text:span><text:span text:style-name="T13">struct</text:span><text:span text:style-name="T2"> poll_table_struct *);  </text:span></text:p>
            </text:list-item>
            <text:list-item>
              <text:p text:style-name="P5"><text:soft-page-break/>    <text:span text:style-name="T10">//poll </text:span><text:span text:style-name="T11">方法是 </text:span><text:span text:style-name="T10">3 </text:span><text:span text:style-name="T11">个系统调用的后端</text:span><text:span text:style-name="T10">: poll, epoll, </text:span><text:span text:style-name="T11">和 </text:span><text:span text:style-name="T10">select, </text:span><text:span text:style-name="T11">都用作查询对一个或多个文件描述符的读或写是否会阻塞</text:span><text:span text:style-name="T10">. poll </text:span><text:span text:style-name="T11">方法应当返回一个位掩码指示是否非阻塞的读或写是可能的</text:span><text:span text:style-name="T10">, </text:span><text:span text:style-name="T11">并且</text:span><text:span text:style-name="T10">, </text:span><text:span text:style-name="T11">可能地</text:span><text:span text:style-name="T10">, </text:span><text:span text:style-name="T11">提供给内核信息用来使调用进程睡眠直到 </text:span><text:span text:style-name="T10">I/O </text:span><text:span text:style-name="T11">变为可能</text:span><text:span text:style-name="T10">. </text:span><text:span text:style-name="T11">如果一个驱动的 </text:span><text:span text:style-name="T10">poll </text:span><text:span text:style-name="T11">方法为 </text:span><text:span text:style-name="T10">NULL, </text:span><text:span text:style-name="T11">设备假定为不阻塞地可读可写</text:span><text:span text:style-name="T10">.</text:span><text:span text:style-name="T2">  </text:span></text:p>
            </text:list-item>
            <text:list-item>
              <text:p text:style-name="P5">  </text:p>
            </text:list-item>
            <text:list-item>
              <text:p text:style-name="P5">    <text:span text:style-name="T14">int</text:span><text:span text:style-name="T2"> (*ioctl) (</text:span><text:span text:style-name="T13">struct</text:span><text:span text:style-name="T2"> inode *, </text:span><text:span text:style-name="T13">struct</text:span><text:span text:style-name="T2"> file *, unsigned </text:span><text:span text:style-name="T14">int</text:span><text:span text:style-name="T2">, unsigned </text:span><text:span text:style-name="T14">long</text:span><text:span text:style-name="T2">);  </text:span></text:p>
            </text:list-item>
            <text:list-item>
              <text:p text:style-name="P5">    <text:span text:style-name="T10">//ioctl </text:span><text:span text:style-name="T11">系统调用提供了发出设备特定命令的方法</text:span><text:span text:style-name="T10">(</text:span><text:span text:style-name="T11">例如格式化软盘的一个磁道</text:span><text:span text:style-name="T10">, </text:span><text:span text:style-name="T11">这不是读也不是写</text:span><text:span text:style-name="T10">). </text:span><text:span text:style-name="T11">另外</text:span><text:span text:style-name="T10">, </text:span><text:span text:style-name="T11">几个 </text:span><text:span text:style-name="T10">ioctl </text:span><text:span text:style-name="T11">命令被内核识别而不必引用 </text:span><text:span text:style-name="T10">fops </text:span><text:span text:style-name="T11">表</text:span><text:span text:style-name="T10">. </text:span><text:span text:style-name="T11">如果设备不提供 </text:span><text:span text:style-name="T10">ioctl </text:span><text:span text:style-name="T11">方法</text:span><text:span text:style-name="T10">, </text:span><text:span text:style-name="T11">对于任何未事先定义的请求</text:span><text:span text:style-name="T10">(-ENOTTY, "</text:span><text:span text:style-name="T11">设备无这样的 </text:span><text:span text:style-name="T10">ioctl"), </text:span><text:span text:style-name="T11">系统调用返回一个错误</text:span><text:span text:style-name="T10">.</text:span><text:span text:style-name="T2">  </text:span></text:p>
            </text:list-item>
            <text:list-item>
              <text:p text:style-name="P5">  </text:p>
            </text:list-item>
            <text:list-item>
              <text:p text:style-name="P5">    <text:span text:style-name="T14">int</text:span><text:span text:style-name="T2"> (*mmap) (</text:span><text:span text:style-name="T13">struct</text:span><text:span text:style-name="T2"> file *, </text:span><text:span text:style-name="T13">struct</text:span><text:span text:style-name="T2"> vm_area_struct *);  </text:span></text:p>
            </text:list-item>
            <text:list-item>
              <text:p text:style-name="P5">    <text:span text:style-name="T10">//mmap </text:span><text:span text:style-name="T11">用来请求将设备内存映射到进程的地址空间</text:span><text:span text:style-name="T10">. </text:span><text:span text:style-name="T11">如果这个方法是 </text:span><text:span text:style-name="T10">NULL, mmap </text:span><text:span text:style-name="T11">系统调用返回 </text:span><text:span text:style-name="T10">-ENODEV.</text:span><text:span text:style-name="T2">  </text:span></text:p>
            </text:list-item>
            <text:list-item>
              <text:p text:style-name="P5">  </text:p>
            </text:list-item>
            <text:list-item>
              <text:p text:style-name="P5">    <text:span text:style-name="T14">int</text:span><text:span text:style-name="T2"> (*open) (</text:span><text:span text:style-name="T13">struct</text:span><text:span text:style-name="T2"> inode *, </text:span><text:span text:style-name="T13">struct</text:span><text:span text:style-name="T2"> file *);  </text:span></text:p>
            </text:list-item>
            <text:list-item>
              <text:p text:style-name="P5">    <text:span text:style-name="T10">//</text:span><text:span text:style-name="T11">尽管这常常是对设备文件进行的第一个操作</text:span><text:span text:style-name="T10">, </text:span><text:span text:style-name="T11">不要求驱动声明一个对应的方法</text:span><text:span text:style-name="T10">. </text:span><text:span text:style-name="T11">如果这个项是 </text:span><text:span text:style-name="T10">NULL, </text:span><text:span text:style-name="T11">设备打开一直成功</text:span><text:span text:style-name="T10">, </text:span><text:span text:style-name="T11">但是你的驱动不会得到通知</text:span><text:span text:style-name="T10">.</text:span><text:span text:style-name="T2">  </text:span></text:p>
            </text:list-item>
            <text:list-item>
              <text:p text:style-name="P5">  </text:p>
            </text:list-item>
            <text:list-item>
              <text:p text:style-name="P5">    <text:span text:style-name="T14">int</text:span><text:span text:style-name="T2"> (*flush) (</text:span><text:span text:style-name="T13">struct</text:span><text:span text:style-name="T2"> file *);  </text:span></text:p>
            </text:list-item>
            <text:list-item>
              <text:p text:style-name="P5">    <text:span text:style-name="T10">//flush </text:span><text:span text:style-name="T11">操作在进程关闭它的设备文件描述符的拷贝时调用</text:span><text:span text:style-name="T10">; </text:span><text:span text:style-name="T11">它应当执行</text:span><text:span text:style-name="T10">(</text:span><text:span text:style-name="T11">并且等待</text:span><text:span text:style-name="T10">)</text:span><text:span text:style-name="T11">设备的任何未完成的操作</text:span><text:span text:style-name="T10">. </text:span><text:span text:style-name="T11">这个必须不要和用户查询请求的 </text:span><text:span text:style-name="T10">fsync </text:span><text:span text:style-name="T11">操作混淆了</text:span><text:span text:style-name="T10">. </text:span><text:span text:style-name="T11">当前</text:span><text:span text:style-name="T10">, flush </text:span><text:span text:style-name="T11">在很少驱动中使用</text:span><text:span text:style-name="T10">; SCSI </text:span><text:span text:style-name="T11">磁带驱动使用它</text:span><text:span text:style-name="T10">, </text:span><text:span text:style-name="T11">例如</text:span><text:span text:style-name="T10">, </text:span><text:span text:style-name="T11">为确保所有写的数据在设备关闭前写到磁带上</text:span><text:span text:style-name="T10">. </text:span><text:span text:style-name="T11">如果 </text:span><text:span text:style-name="T10">flush </text:span><text:span text:style-name="T11">为 </text:span><text:span text:style-name="T10">NULL, </text:span><text:span text:style-name="T11">内核简单地忽略用户应用程序的请求</text:span><text:span text:style-name="T10">.</text:span><text:span text:style-name="T2">  </text:span></text:p>
            </text:list-item>
            <text:list-item>
              <text:p text:style-name="P5">  </text:p>
            </text:list-item>
            <text:list-item>
              <text:p text:style-name="P5">    <text:span text:style-name="T14">int</text:span><text:span text:style-name="T2"> (*release) (</text:span><text:span text:style-name="T13">struct</text:span><text:span text:style-name="T2"> inode *, </text:span><text:span text:style-name="T13">struct</text:span><text:span text:style-name="T2"> file *);  </text:span></text:p>
            </text:list-item>
            <text:list-item>
              <text:p text:style-name="P5">    <text:span text:style-name="T10">//</text:span><text:span text:style-name="T11">在文件结构被释放时引用这个操作</text:span><text:span text:style-name="T10">. </text:span><text:span text:style-name="T11">如同 </text:span><text:span text:style-name="T10">open, release </text:span><text:span text:style-name="T11">可以为 </text:span><text:span text:style-name="T10">NULL.</text:span><text:span text:style-name="T2">  </text:span></text:p>
            </text:list-item>
            <text:list-item>
              <text:p text:style-name="P5">  </text:p>
            </text:list-item>
            <text:list-item>
              <text:p text:style-name="P5">    <text:span text:style-name="T14">int</text:span><text:span text:style-name="T2"> (*fsync) (</text:span><text:span text:style-name="T13">struct</text:span><text:span text:style-name="T2"> file *, </text:span><text:span text:style-name="T13">struct</text:span><text:span text:style-name="T2"> dentry *, </text:span><text:span text:style-name="T14">int</text:span><text:span text:style-name="T2">);  </text:span></text:p>
            </text:list-item>
            <text:list-item>
              <text:p text:style-name="P5">    <text:span text:style-name="T10">//</text:span><text:span text:style-name="T11">这个方法是 </text:span><text:span text:style-name="T10">fsync </text:span><text:span text:style-name="T11">系统调用的后端</text:span><text:span text:style-name="T10">, </text:span><text:span text:style-name="T11">用户调用来刷新任何挂着的数据</text:span><text:span text:style-name="T10">. </text:span><text:span text:style-name="T11">如果这个指针是 </text:span><text:span text:style-name="T10">NULL, </text:span><text:span text:style-name="T11">系统调用返回 </text:span><text:span text:style-name="T10">-EINVAL.</text:span><text:span text:style-name="T2">  </text:span></text:p>
            </text:list-item>
            <text:list-item>
              <text:p text:style-name="P5">  </text:p>
            </text:list-item>
            <text:list-item>
              <text:p text:style-name="P5">    <text:span text:style-name="T14">int</text:span><text:span text:style-name="T2"> (*aio_fsync)(</text:span><text:span text:style-name="T13">struct</text:span><text:span text:style-name="T2"> kiocb *, </text:span><text:span text:style-name="T14">int</text:span><text:span text:style-name="T2">);  </text:span></text:p>
            </text:list-item>
            <text:list-item>
              <text:p text:style-name="P5">    <text:span text:style-name="T10">//</text:span><text:span text:style-name="T11">这是 </text:span><text:span text:style-name="T10">fsync </text:span><text:span text:style-name="T11">方法的异步版本</text:span><text:span text:style-name="T10">.</text:span><text:span text:style-name="T2">  </text:span></text:p>
            </text:list-item>
            <text:list-item>
              <text:p text:style-name="P5">  </text:p>
            </text:list-item>
            <text:list-item>
              <text:p text:style-name="P5">    <text:span text:style-name="T14">int</text:span><text:span text:style-name="T2"> (*fasync) (</text:span><text:span text:style-name="T14">int</text:span><text:span text:style-name="T2">, </text:span><text:span text:style-name="T13">struct</text:span><text:span text:style-name="T2"> file *, </text:span><text:span text:style-name="T14">int</text:span><text:span text:style-name="T2">);  </text:span></text:p>
            </text:list-item>
            <text:list-item>
              <text:p text:style-name="P5">    <text:span text:style-name="T10">//</text:span><text:span text:style-name="T11">这个操作用来通知设备它的 </text:span><text:span text:style-name="T10">FASYNC </text:span><text:span text:style-name="T11">标志的改变</text:span><text:span text:style-name="T10">. </text:span><text:span text:style-name="T11">异步通知是一个高级的主题</text:span><text:span text:style-name="T10">, </text:span><text:span text:style-name="T11">在第 </text:span><text:span text:style-name="T10">6 </text:span><text:span text:style-name="T11">章中描述</text:span><text:span text:style-name="T10">. </text:span><text:span text:style-name="T11">这个成员可以是</text:span><text:span text:style-name="T10">NULL </text:span><text:span text:style-name="T11">如果驱动不支持异步通知</text:span><text:span text:style-name="T10">.</text:span><text:span text:style-name="T2">  </text:span></text:p>
            </text:list-item>
            <text:list-item>
              <text:p text:style-name="P5">  </text:p>
            </text:list-item>
            <text:list-item>
              <text:p text:style-name="P5">    <text:span text:style-name="T14">int</text:span><text:span text:style-name="T2"> (*lock) (</text:span><text:span text:style-name="T13">struct</text:span><text:span text:style-name="T2"> file *, </text:span><text:span text:style-name="T14">int</text:span><text:span text:style-name="T2">, </text:span><text:span text:style-name="T13">struct</text:span><text:span text:style-name="T2"> file_lock *);  </text:span></text:p>
            </text:list-item>
            <text:list-item>
              <text:p text:style-name="P5">    <text:span text:style-name="T10">//lock </text:span><text:span text:style-name="T11">方法用来实现文件加锁</text:span><text:span text:style-name="T10">; </text:span><text:span text:style-name="T11">加锁对常规文件是必不可少的特性</text:span><text:span text:style-name="T10">, </text:span><text:span text:style-name="T11">但是设备驱动几乎从不实现它</text:span><text:span text:style-name="T10">.</text:span><text:span text:style-name="T2">  </text:span></text:p>
            </text:list-item>
            <text:list-item>
              <text:p text:style-name="P5">  </text:p>
            </text:list-item>
            <text:list-item>
              <text:p text:style-name="P5"><text:soft-page-break/>    <text:span text:style-name="T2">ssize_t (*readv) (</text:span><text:span text:style-name="T13">struct</text:span><text:span text:style-name="T2"> file *, </text:span><text:span text:style-name="T13">const</text:span><text:span text:style-name="T2"> </text:span><text:span text:style-name="T13">struct</text:span><text:span text:style-name="T2"> iovec *, unsigned </text:span><text:span text:style-name="T14">long</text:span><text:span text:style-name="T2">, loff_t *);  </text:span></text:p>
            </text:list-item>
            <text:list-item>
              <text:p text:style-name="P5">    <text:span text:style-name="T2">ssize_t (*writev) (</text:span><text:span text:style-name="T13">struct</text:span><text:span text:style-name="T2"> file *, </text:span><text:span text:style-name="T13">const</text:span><text:span text:style-name="T2"> </text:span><text:span text:style-name="T13">struct</text:span><text:span text:style-name="T2"> iovec *, unsigned </text:span><text:span text:style-name="T14">long</text:span><text:span text:style-name="T2">, loff_t *);  </text:span></text:p>
            </text:list-item>
            <text:list-item>
              <text:p text:style-name="P5">    <text:span text:style-name="T10">//</text:span><text:span text:style-name="T11">这些方法实现发散</text:span><text:span text:style-name="T10">/</text:span><text:span text:style-name="T11">汇聚读和写操作</text:span><text:span text:style-name="T10">. </text:span><text:span text:style-name="T11">应用程序偶尔需要做一个包含多个内存区的单个读或写操作</text:span><text:span text:style-name="T10">; </text:span><text:span text:style-name="T11">这些系统调用允许它们这样做而不必对数据进行额外拷贝</text:span><text:span text:style-name="T10">. </text:span><text:span text:style-name="T11">如果这些函数指针为 </text:span><text:span text:style-name="T10">NULL, read </text:span><text:span text:style-name="T11">和 </text:span><text:span text:style-name="T10">write </text:span><text:span text:style-name="T11">方法被调用</text:span><text:span text:style-name="T10">( </text:span><text:span text:style-name="T11">可能多于一次 </text:span><text:span text:style-name="T10">).</text:span><text:span text:style-name="T2">  </text:span></text:p>
            </text:list-item>
            <text:list-item>
              <text:p text:style-name="P5">  </text:p>
            </text:list-item>
            <text:list-item>
              <text:p text:style-name="P5">    <text:span text:style-name="T2">ssize_t (*sendfile)(</text:span><text:span text:style-name="T13">struct</text:span><text:span text:style-name="T2"> file *, loff_t *, </text:span><text:span text:style-name="T14">size_t</text:span><text:span text:style-name="T2">, read_actor_t, </text:span><text:span text:style-name="T13">void</text:span><text:span text:style-name="T2"> *);  </text:span></text:p>
            </text:list-item>
            <text:list-item>
              <text:p text:style-name="P5">    <text:span text:style-name="T10">//</text:span><text:span text:style-name="T11">这个方法实现 </text:span><text:span text:style-name="T10">sendfile </text:span><text:span text:style-name="T11">系统调用的读</text:span><text:span text:style-name="T10">, </text:span><text:span text:style-name="T11">使用最少的拷贝从一个文件描述符搬移数据到另一个</text:span><text:span text:style-name="T10">. </text:span><text:span text:style-name="T11">例如</text:span><text:span text:style-name="T10">, </text:span><text:span text:style-name="T11">它被一个需要发送文件内容到一个网络连接的 </text:span><text:span text:style-name="T10">web </text:span><text:span text:style-name="T11">服务器使用</text:span><text:span text:style-name="T10">. </text:span><text:span text:style-name="T11">设备驱动常常使 </text:span><text:span text:style-name="T10">sendfile </text:span><text:span text:style-name="T11">为 </text:span><text:span text:style-name="T10">NULL.</text:span><text:span text:style-name="T2">  </text:span></text:p>
            </text:list-item>
            <text:list-item>
              <text:p text:style-name="P5">  </text:p>
            </text:list-item>
            <text:list-item>
              <text:p text:style-name="P5">    <text:span text:style-name="T2">ssize_t (*sendpage) (</text:span><text:span text:style-name="T13">struct</text:span><text:span text:style-name="T2"> file *, </text:span><text:span text:style-name="T13">struct</text:span><text:span text:style-name="T2"> page *, </text:span><text:span text:style-name="T14">int</text:span><text:span text:style-name="T2">, </text:span><text:span text:style-name="T14">size_t</text:span><text:span text:style-name="T2">, loff_t *, </text:span><text:span text:style-name="T14">int</text:span><text:span text:style-name="T2">);  </text:span></text:p>
            </text:list-item>
            <text:list-item>
              <text:p text:style-name="P5">    <text:span text:style-name="T10">//sendpage </text:span><text:span text:style-name="T11">是 </text:span><text:span text:style-name="T10">sendfile </text:span><text:span text:style-name="T11">的另一半</text:span><text:span text:style-name="T10">; </text:span><text:span text:style-name="T11">它由内核调用来发送数据</text:span><text:span text:style-name="T10">, </text:span><text:span text:style-name="T11">一次一页</text:span><text:span text:style-name="T10">, </text:span><text:span text:style-name="T11">到对应的文件</text:span><text:span text:style-name="T10">. </text:span><text:span text:style-name="T11">设备驱动实际上不实现 </text:span><text:span text:style-name="T10">sendpage.</text:span><text:span text:style-name="T2">  </text:span></text:p>
            </text:list-item>
            <text:list-item>
              <text:p text:style-name="P5">  </text:p>
            </text:list-item>
            <text:list-item>
              <text:p text:style-name="P5">    <text:span text:style-name="T2">unsigned </text:span><text:span text:style-name="T14">long</text:span><text:span text:style-name="T2"> (*get_unmapped_area)(</text:span><text:span text:style-name="T13">struct</text:span><text:span text:style-name="T2"> file *, unsigned </text:span><text:span text:style-name="T14">long</text:span><text:span text:style-name="T2">, unsigned </text:span><text:span text:style-name="T14">long</text:span><text:span text:style-name="T2">, unsigned </text:span><text:span text:style-name="T14">long</text:span><text:span text:style-name="T2">, unsigned </text:span><text:span text:style-name="T14">long</text:span><text:span text:style-name="T2">);  </text:span></text:p>
            </text:list-item>
            <text:list-item>
              <text:p text:style-name="P5">    <text:span text:style-name="T10">//</text:span><text:span text:style-name="T11">这个方法的目的是在进程的地址空间找一个合适的位置来映射在底层设备上的内存段中</text:span><text:span text:style-name="T10">. </text:span><text:span text:style-name="T11">这个任务通常由内存管理代码进行</text:span><text:span text:style-name="T10">; </text:span><text:span text:style-name="T11">这个方法存在为了使驱动能强制特殊设备可能有的任何的对齐请求</text:span><text:span text:style-name="T10">. </text:span><text:span text:style-name="T11">大部分驱动可以置这个方法为 </text:span><text:span text:style-name="T10">NULL.[10]</text:span><text:span text:style-name="T2">  </text:span></text:p>
            </text:list-item>
            <text:list-item>
              <text:p text:style-name="P5">  </text:p>
            </text:list-item>
            <text:list-item>
              <text:p text:style-name="P5">    <text:span text:style-name="T14">int</text:span><text:span text:style-name="T2"> (*check_flags)(</text:span><text:span text:style-name="T14">int</text:span><text:span text:style-name="T2">)  </text:span></text:p>
            </text:list-item>
            <text:list-item>
              <text:p text:style-name="P5">    <text:span text:style-name="T10">//</text:span><text:span text:style-name="T11">这个方法允许模块检查传递给 </text:span><text:span text:style-name="T10">fnctl(F_SETFL...) </text:span><text:span text:style-name="T11">调用的标志</text:span><text:span text:style-name="T10">.</text:span><text:span text:style-name="T2">  </text:span></text:p>
            </text:list-item>
            <text:list-item>
              <text:p text:style-name="P5">  </text:p>
            </text:list-item>
            <text:list-item>
              <text:p text:style-name="P5">    <text:span text:style-name="T14">int</text:span><text:span text:style-name="T2"> (*dir_notify)(</text:span><text:span text:style-name="T13">struct</text:span><text:span text:style-name="T2"> file *, unsigned </text:span><text:span text:style-name="T14">long</text:span><text:span text:style-name="T2">);  </text:span></text:p>
            </text:list-item>
            <text:list-item>
              <text:p text:style-name="P5">    <text:span text:style-name="T10">//</text:span><text:span text:style-name="T11">这个方法在应用程序使用 </text:span><text:span text:style-name="T10">fcntl </text:span><text:span text:style-name="T11">来请求目录改变通知时调用</text:span><text:span text:style-name="T10">. </text:span><text:span text:style-name="T11">只对文件系统有用</text:span><text:span text:style-name="T10">; </text:span><text:span text:style-name="T11">驱动不需要实现 </text:span><text:span text:style-name="T10">dir_notify. </text:span><text:span text:style-name="T2">  </text:span></text:p>
            </text:list-item>
            <text:list-item>
              <text:p text:style-name="P4">}  </text:p>
            </text:list-item>
            <text:list-item>
              <text:p text:style-name="P5">  </text:p>
            </text:list-item>
            <text:list-item>
              <text:p text:style-name="P5"><text:span text:style-name="T2">scull </text:span><text:span text:style-name="T4">设备驱动只实现最重要的设备方法</text:span><text:span text:style-name="T2">. </text:span><text:span text:style-name="T4">它的 </text:span><text:span text:style-name="T2">file_operations </text:span><text:span text:style-name="T4">结构是如下初始化的</text:span><text:span text:style-name="T2">:  </text:span></text:p>
            </text:list-item>
            <text:list-item>
              <text:p text:style-name="P5">  </text:p>
            </text:list-item>
            <text:list-item>
              <text:p text:style-name="P4"><text:span text:style-name="T12">struct</text:span> file_operations scull_fops = {  </text:p>
            </text:list-item>
            <text:list-item>
              <text:p text:style-name="P5">    <text:span text:style-name="T2">.owner =  THIS_MODULE,   </text:span></text:p>
            </text:list-item>
            <text:list-item>
              <text:p text:style-name="P5">    <text:span text:style-name="T2">.llseek =  scull_llseek,   </text:span></text:p>
            </text:list-item>
            <text:list-item>
              <text:p text:style-name="P5">    <text:span text:style-name="T2">.read =  scull_read,   </text:span></text:p>
            </text:list-item>
            <text:list-item>
              <text:p text:style-name="P5">    <text:span text:style-name="T2">.write =  scull_write,   </text:span></text:p>
            </text:list-item>
            <text:list-item>
              <text:p text:style-name="P5">    <text:span text:style-name="T2">.ioctl =  scull_ioctl,   </text:span></text:p>
            </text:list-item>
            <text:list-item>
              <text:p text:style-name="P5">    <text:span text:style-name="T2">.open =  scull_open,   </text:span></text:p>
            </text:list-item>
            <text:list-item>
              <text:p text:style-name="P5">    <text:span text:style-name="T2">.release =  scull_release,    </text:span></text:p>
            </text:list-item>
            <text:list-item>
              <text:p text:style-name="P4">};    </text:p>
            </text:list-item>
          </text:list>
        </text:section>
      </text:section>
      <text:p text:style-name="Standard"/>
      <text:p text:style-name="P1"><text:soft-page-break/>linux使用file_operations结构访问驱动程序的函数，这个结构的每一个成员的名字都对应着一个调用。</text:p>
      <text:p text:style-name="P1"/>
      <text:p text:style-name="P1">     用户进程利用在对设备文件进行诸如read/write操作的时候，系统调用通过设备文件的主设备号找到相应的设备驱动程序，然后读取这个数据结构相应的函数指针，接着把控制权交给该函数，这是Linux的设备驱动程序工作的基本原理。</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 svg:font-family="'Microsoft YaHei', 'SF Pro Display', Roboto, Noto, Arial, 'PingFang SC',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6:44:36.519976082</meta:creation-date>
    <dc:date>2019-08-16T16:46:55.406933950</dc:date>
    <meta:editing-duration>PT2M18S</meta:editing-duration>
    <meta:editing-cycles>2</meta:editing-cycles>
    <meta:generator>LibreOffice/5.1.6.2$Linux_X86_64 LibreOffice_project/10m0$Build-2</meta:generator>
    <meta:document-statistic meta:table-count="0" meta:image-count="0" meta:object-count="0" meta:page-count="4" meta:paragraph-count="92" meta:word-count="2026" meta:character-count="4688" meta:non-whitespace-character-count="3869"/>
  </office:meta>
</office:document-meta>
</file>